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f67" officeooo:paragraph-rsid="001b7f67"/>
    </style:style>
    <style:style style:name="P2" style:family="paragraph" style:parent-style-name="Standard">
      <style:text-properties officeooo:rsid="001e4c5e" officeooo:paragraph-rsid="001e4c5e"/>
    </style:style>
    <style:style style:name="P3" style:family="paragraph" style:parent-style-name="Standard">
      <style:text-properties officeooo:rsid="003fb941" officeooo:paragraph-rsid="003fb941"/>
    </style:style>
    <style:style style:name="P4" style:family="paragraph" style:parent-style-name="Standard">
      <style:text-properties officeooo:rsid="001d59fb" officeooo:paragraph-rsid="001d59fb"/>
    </style:style>
    <style:style style:name="P5" style:family="paragraph" style:parent-style-name="Standard">
      <style:text-properties officeooo:rsid="0027a1af" officeooo:paragraph-rsid="0027a1af"/>
    </style:style>
    <style:style style:name="P6" style:family="paragraph" style:parent-style-name="Standard">
      <style:text-properties officeooo:rsid="0027a1af" officeooo:paragraph-rsid="0029411a"/>
    </style:style>
    <style:style style:name="P7" style:family="paragraph" style:parent-style-name="Standard">
      <style:text-properties officeooo:rsid="00195822" officeooo:paragraph-rsid="00195822"/>
    </style:style>
    <style:style style:name="P8" style:family="paragraph" style:parent-style-name="Standard">
      <style:text-properties officeooo:rsid="001c17d0" officeooo:paragraph-rsid="001c17d0"/>
    </style:style>
    <style:style style:name="P9" style:family="paragraph" style:parent-style-name="Standard" style:list-style-name="L1">
      <style:text-properties style:text-line-through-style="solid" style:text-line-through-type="single" officeooo:rsid="001a4e78" officeooo:paragraph-rsid="001a4e78"/>
    </style:style>
    <style:style style:name="P10" style:family="paragraph" style:parent-style-name="Standard" style:list-style-name="L1">
      <style:text-properties style:text-line-through-style="solid" style:text-line-through-type="single" officeooo:rsid="00195822" officeooo:paragraph-rsid="00195822"/>
    </style:style>
    <style:style style:name="P11" style:family="paragraph" style:parent-style-name="Standard" style:list-style-name="L1">
      <style:text-properties style:text-line-through-style="solid" style:text-line-through-type="single" officeooo:rsid="001b7f67" officeooo:paragraph-rsid="001b7f67"/>
    </style:style>
    <style:style style:name="P12" style:family="paragraph" style:parent-style-name="Standard" style:list-style-name="L1">
      <style:text-properties style:text-line-through-style="solid" style:text-line-through-type="single" officeooo:rsid="001c17d0" officeooo:paragraph-rsid="001c17d0"/>
    </style:style>
    <style:style style:name="P13" style:family="paragraph" style:parent-style-name="Standard" style:list-style-name="L1">
      <style:text-properties style:text-line-through-style="solid" style:text-line-through-type="single" officeooo:rsid="0032ce7a" officeooo:paragraph-rsid="0032ce7a"/>
    </style:style>
    <style:style style:name="P14" style:family="paragraph" style:parent-style-name="Standard" style:list-style-name="L1">
      <style:text-properties style:text-line-through-style="solid" style:text-line-through-type="single" officeooo:rsid="00367018" officeooo:paragraph-rsid="00367018"/>
    </style:style>
    <style:style style:name="P15" style:family="paragraph" style:parent-style-name="Standard" style:list-style-name="L1">
      <style:text-properties style:text-line-through-style="solid" style:text-line-through-type="single" officeooo:rsid="003ea9d2" officeooo:paragraph-rsid="003ea9d2"/>
    </style:style>
    <style:style style:name="P16" style:family="paragraph" style:parent-style-name="Standard" style:list-style-name="L1">
      <style:text-properties style:text-line-through-style="solid" style:text-line-through-type="single" officeooo:rsid="003fb941" officeooo:paragraph-rsid="003fb941"/>
    </style:style>
    <style:style style:name="P17" style:family="paragraph" style:parent-style-name="Standard" style:list-style-name="L1">
      <style:text-properties officeooo:rsid="001b7f67" officeooo:paragraph-rsid="002f3980"/>
    </style:style>
    <style:style style:name="P18" style:family="paragraph" style:parent-style-name="Standard" style:list-style-name="L1">
      <style:text-properties officeooo:rsid="001b7f67" officeooo:paragraph-rsid="001b7f67"/>
    </style:style>
    <style:style style:name="P19" style:family="paragraph" style:parent-style-name="Standard" style:list-style-name="L1">
      <style:text-properties officeooo:rsid="002ad47a" officeooo:paragraph-rsid="002ad47a"/>
    </style:style>
    <style:style style:name="P20" style:family="paragraph" style:parent-style-name="Standard" style:list-style-name="L1">
      <style:text-properties officeooo:rsid="00499347" officeooo:paragraph-rsid="00499347"/>
    </style:style>
    <style:style style:name="P21" style:family="paragraph" style:parent-style-name="Standard" style:list-style-name="L1">
      <style:text-properties officeooo:rsid="004afc53" officeooo:paragraph-rsid="004afc53"/>
    </style:style>
    <style:style style:name="P22" style:family="paragraph" style:parent-style-name="Standard" style:list-style-name="L1">
      <style:text-properties fo:color="#800000" officeooo:rsid="004afc53" officeooo:paragraph-rsid="004afc53"/>
    </style:style>
    <style:style style:name="P23" style:family="paragraph" style:parent-style-name="Standard" style:list-style-name="L1">
      <style:text-properties officeooo:rsid="001e4c5e" officeooo:paragraph-rsid="002f3980"/>
    </style:style>
    <style:style style:name="P24" style:family="paragraph" style:parent-style-name="Standard" style:list-style-name="L1">
      <style:text-properties officeooo:rsid="001f007b" officeooo:paragraph-rsid="00260b37"/>
    </style:style>
    <style:style style:name="P25" style:family="paragraph" style:parent-style-name="Standard" style:list-style-name="L1">
      <style:text-properties officeooo:rsid="002f60de" officeooo:paragraph-rsid="002f60de"/>
    </style:style>
    <style:style style:name="P26" style:family="paragraph" style:parent-style-name="Standard" style:list-style-name="L1">
      <style:text-properties officeooo:rsid="00474a93" officeooo:paragraph-rsid="00474a93"/>
    </style:style>
    <style:style style:name="P27" style:family="paragraph" style:parent-style-name="Standard" style:list-style-name="L2">
      <style:text-properties officeooo:rsid="001ca386" officeooo:paragraph-rsid="001ca386"/>
    </style:style>
    <style:style style:name="P28" style:family="paragraph" style:parent-style-name="Standard" style:list-style-name="L2">
      <style:text-properties officeooo:rsid="001d59fb" officeooo:paragraph-rsid="001d59fb"/>
    </style:style>
    <style:style style:name="P29" style:family="paragraph" style:parent-style-name="Standard" style:list-style-name="L2">
      <style:text-properties officeooo:rsid="00246a86" officeooo:paragraph-rsid="00246a86"/>
    </style:style>
    <style:style style:name="P30" style:family="paragraph" style:parent-style-name="Standard" style:list-style-name="L3">
      <style:text-properties officeooo:rsid="0023e9ae" officeooo:paragraph-rsid="0023e9ae"/>
    </style:style>
    <style:style style:name="P31" style:family="paragraph" style:parent-style-name="Standard" style:list-style-name="L1">
      <style:text-properties officeooo:rsid="00528ea1" officeooo:paragraph-rsid="00528ea1"/>
    </style:style>
    <style:style style:name="P32" style:family="paragraph" style:parent-style-name="Standard">
      <style:text-properties officeooo:rsid="0027a1af" officeooo:paragraph-rsid="0029411a"/>
    </style:style>
    <style:style style:name="P33" style:family="paragraph" style:parent-style-name="Standard">
      <style:text-properties officeooo:rsid="0056873b" officeooo:paragraph-rsid="0056873b"/>
    </style:style>
    <style:style style:name="P34" style:family="paragraph" style:parent-style-name="Standard" style:list-style-name="L4">
      <style:text-properties officeooo:rsid="00586e86" officeooo:paragraph-rsid="00586e86"/>
    </style:style>
    <style:style style:name="P35" style:family="paragraph" style:parent-style-name="Standard" style:list-style-name="L4">
      <style:text-properties officeooo:rsid="005a2562" officeooo:paragraph-rsid="005a2562"/>
    </style:style>
    <style:style style:name="P36" style:family="paragraph" style:parent-style-name="Standard" style:list-style-name="L4">
      <style:text-properties officeooo:rsid="005aa6f0" officeooo:paragraph-rsid="005aa6f0"/>
    </style:style>
    <style:style style:name="P37" style:family="paragraph" style:parent-style-name="Standard">
      <style:text-properties officeooo:rsid="005aa6f0" officeooo:paragraph-rsid="005aa6f0"/>
    </style:style>
    <style:style style:name="P38" style:family="paragraph" style:parent-style-name="Standard">
      <style:text-properties officeooo:rsid="005c644c" officeooo:paragraph-rsid="005c644c"/>
    </style:style>
    <style:style style:name="P39" style:family="paragraph" style:parent-style-name="Standard" style:list-style-name="L6">
      <style:text-properties officeooo:rsid="005c644c" officeooo:paragraph-rsid="005c644c"/>
    </style:style>
    <style:style style:name="P40" style:family="paragraph" style:parent-style-name="Standard" style:list-style-name="L6">
      <style:text-properties officeooo:rsid="005e43e4" officeooo:paragraph-rsid="005e43e4"/>
    </style:style>
    <style:style style:name="P41" style:family="paragraph" style:parent-style-name="Standard" style:list-style-name="L4">
      <style:text-properties officeooo:rsid="00600a6b" officeooo:paragraph-rsid="00600a6b"/>
    </style:style>
    <style:style style:name="P42" style:family="paragraph" style:parent-style-name="Standard" style:list-style-name="L6">
      <style:text-properties officeooo:rsid="0061efcc" officeooo:paragraph-rsid="0061efcc"/>
    </style:style>
    <style:style style:name="P43" style:family="paragraph" style:parent-style-name="Standard" style:list-style-name="L6">
      <style:text-properties officeooo:rsid="00635994" officeooo:paragraph-rsid="00635994"/>
    </style:style>
    <style:style style:name="P44" style:family="paragraph" style:parent-style-name="Standard" style:list-style-name="L4">
      <style:text-properties officeooo:rsid="0065db3c" officeooo:paragraph-rsid="0065db3c"/>
    </style:style>
    <style:style style:name="P45" style:family="paragraph" style:parent-style-name="Standard" style:list-style-name="L4">
      <style:text-properties officeooo:rsid="00695789" officeooo:paragraph-rsid="00695789"/>
    </style:style>
    <style:style style:name="T1" style:family="text">
      <style:text-properties officeooo:rsid="001b7f67"/>
    </style:style>
    <style:style style:name="T2" style:family="text">
      <style:text-properties officeooo:rsid="0020882a"/>
    </style:style>
    <style:style style:name="T3" style:family="text">
      <style:text-properties officeooo:rsid="00224442"/>
    </style:style>
    <style:style style:name="T4" style:family="text">
      <style:text-properties officeooo:rsid="002542d1"/>
    </style:style>
    <style:style style:name="T5" style:family="text">
      <style:text-properties officeooo:rsid="00260b37"/>
    </style:style>
    <style:style style:name="T6" style:family="text">
      <style:text-properties officeooo:rsid="0029411a"/>
    </style:style>
    <style:style style:name="T7" style:family="text">
      <style:text-properties officeooo:rsid="002c892f"/>
    </style:style>
    <style:style style:name="T8" style:family="text">
      <style:text-properties officeooo:rsid="002e8ad0"/>
    </style:style>
    <style:style style:name="T9" style:family="text">
      <style:text-properties officeooo:rsid="002f3980"/>
    </style:style>
    <style:style style:name="T10" style:family="text">
      <style:text-properties officeooo:rsid="00340f9b"/>
    </style:style>
    <style:style style:name="T11" style:family="text">
      <style:text-properties officeooo:rsid="00357cca"/>
    </style:style>
    <style:style style:name="T12" style:family="text">
      <style:text-properties officeooo:rsid="0035eb69"/>
    </style:style>
    <style:style style:name="T13" style:family="text">
      <style:text-properties officeooo:rsid="003b0f55"/>
    </style:style>
    <style:style style:name="T14" style:family="text">
      <style:text-properties officeooo:rsid="003cab22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38ecb7"/>
    </style:style>
    <style:style style:name="T17" style:family="text">
      <style:text-properties officeooo:rsid="004c4e11"/>
    </style:style>
    <style:style style:name="T18" style:family="text">
      <style:text-properties officeooo:rsid="0052881b"/>
    </style:style>
    <style:style style:name="T19" style:family="text">
      <style:text-properties officeooo:rsid="00553f68"/>
    </style:style>
    <style:style style:name="T20" style:family="text">
      <style:text-properties officeooo:rsid="00633da0"/>
    </style:style>
    <style:style style:name="T21" style:family="text">
      <style:text-properties officeooo:rsid="00652cec"/>
    </style:style>
    <style:style style:name="T22" style:family="text">
      <style:text-properties officeooo:rsid="0066b23b"/>
    </style:style>
    <style:style style:name="T23" style:family="text">
      <style:text-properties officeooo:rsid="006ab6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15933655843046136" text:style-name="L1">
        <text:list-item>
          <text:p text:style-name="P9">Partikel Tracking</text:p>
        </text:list-item>
        <text:list-item>
          <text:p text:style-name="P9">Mesh Format</text:p>
        </text:list-item>
        <text:list-item>
          <text:p text:style-name="P9">Partikel Emission</text:p>
        </text:list-item>
      </text:list>
      <text:p text:style-name="P7"/>
      <text:list xml:id="list110714562439150" text:continue-numbering="true" text:style-name="L1">
        <text:list-item>
          <text:p text:style-name="P10">Particle init – <text:span text:style-name="T7">Tilman nicht 1.5 M</text:span></text:p>
        </text:list-item>
        <text:list-item>
          <text:p text:style-name="P17">DSMC_analyze <text:s/>- <text:span text:style-name="T9">Paul</text:span></text:p>
        </text:list-item>
        <text:list-item>
          <text:p text:style-name="P18">DSMC_surface <text:s/><text:span text:style-name="T12">&amp; communicator </text:span>- <text:span text:style-name="T9">Paul</text:span></text:p>
        </text:list-item>
        <text:list-item>
          <text:p text:style-name="P11">Partikel emission – <text:span text:style-name="T7">Tilman nicht 1.5 </text:span></text:p>
        </text:list-item>
        <text:list-item>
          <text:p text:style-name="P18"><text:span text:style-name="T15">vtk-Input/Output </text:span><text:span text:style-name="T16">(darf raus)</text:span><text:span text:style-name="T15"><text:tab/></text:span><text:tab/><text:tab/></text:p>
        </text:list-item>
        <text:list-item>
          <text:p text:style-name="P11">pressure stuff – <text:span text:style-name="T10">Tilman=&gt; Asim</text:span></text:p>
        </text:list-item>
        <text:list-item>
          <text:p text:style-name="P19">LD – <text:span text:style-name="T7">Asim und Emission</text:span></text:p>
          <text:list>
            <text:list-item>
              <text:p text:style-name="P20">ld_init</text:p>
            </text:list-item>
            <text:list-item>
              <text:p text:style-name="P21">ld_main</text:p>
              <text:list>
                <text:list-item>
                  <text:p text:style-name="P22">ld_bc_condition <text:span text:style-name="T17">(in ld_main)</text:span></text:p>
                </text:list-item>
              </text:list>
            </text:list-item>
          </text:list>
        </text:list-item>
        <text:list-item>
          <text:p text:style-name="P12">periodic box</text:p>
        </text:list-item>
        <text:list-item>
          <text:p text:style-name="P23">diffuse, nicht perfekt reflek. Ränder <text:span text:style-name="T1"><text:s/>- <text:s/>einfach übernehmen</text:span></text:p>
        </text:list-item>
        <text:list-item>
          <text:p text:style-name="P13">Periodische Seite zu Bcs <text:span text:style-name="T13">(doch nicht)</text:span></text:p>
        </text:list-item>
        <text:list-item>
          <text:p text:style-name="P24">nicht zelllokale <text:span text:style-name="T2">Depo – Stephen </text:span></text:p>
        </text:list-item>
        <text:list-item>
          <text:p text:style-name="P25">timediscs anpassen</text:p>
        </text:list-item>
        <text:list-item>
          <text:p text:style-name="P14">partikel analyze <text:span text:style-name="T14">(fehlt noch rest)</text:span></text:p>
        </text:list-item>
        <text:list-item>
          <text:p text:style-name="P15">regions</text:p>
        </text:list-item>
        <text:list-item>
          <text:p text:style-name="P16">ElemBaryNGeo in Particle_Mesh_Vars</text:p>
        </text:list-item>
        <text:list-item>
          <text:p text:style-name="P26">background gas <text:span text:style-name="T18">(const. Umziehen auf HDF5)</text:span></text:p>
        </text:list-item>
        <text:list-item>
          <text:p text:style-name="P31">t10+ &amp; t20+ IsBCElem <text:span text:style-name="T19">erweitern</text:span></text:p>
        </text:list-item>
      </text:list>
      <text:p text:style-name="P3"/>
      <text:list xml:id="list110712996022840" text:continue-numbering="true" text:style-name="L1">
        <text:list-header>
          <text:p text:style-name="P24"/>
        </text:list-header>
        <text:list-item>
          <text:p text:style-name="P24"><text:span text:style-name="T5">Posti auf neues Mesh</text:span> <text:s/>- <text:span text:style-name="T11">Marcel</text:span></text:p>
        </text:list-item>
      </text:list>
      <text:p text:style-name="P1"/>
      <text:p text:style-name="P8">Momentan nicht verwendet</text:p>
      <text:p text:style-name="P8"/>
      <text:list xml:id="list4729376022598369152" text:style-name="L2">
        <text:list-item>
          <text:p text:style-name="P27">GlobalNodeID - <text:span text:style-name="T8">Asim</text:span></text:p>
        </text:list-item>
        <text:list-item>
          <text:p text:style-name="P28">GEO umgezogen in particle_mesh_vars.f90</text:p>
        </text:list-item>
        <text:list-item>
          <text:p text:style-name="P29">PMPIVAR → PartMP<text:span text:style-name="T4">I</text:span></text:p>
        </text:list-item>
      </text:list>
      <text:p text:style-name="P4"/>
      <text:p text:style-name="P2">Neue Ordnerstuktur</text:p>
      <text:p text:style-name="P2"/>
      <text:p text:style-name="P2">/<text:span text:style-name="T2">particle_mesh – enthält alles mit Gitter, d.h. Halo, FIGBM, usw</text:span></text:p>
      <text:p text:style-name="P2">/<text:span text:style-name="T2">particle_mpi <text:s text:c="2"/>- MPI Kommunikator, HALO Exchange, usw</text:span></text:p>
      <text:p text:style-name="P2">/<text:span text:style-name="T3">tracking <text:s text:c="9"/>- Partikel tracking </text:span></text:p>
      <text:list xml:id="list6340820243238361398" text:style-name="L3">
        <text:list-item>
          <text:p text:style-name="P30">Immer Schnittpunkt berechnen</text:p>
        </text:list-item>
        <text:list-item>
          <text:p text:style-name="P30">Mapping in RefElement und Schnittpunkt am Rand</text:p>
        </text:list-item>
      </text:list>
      <text:p text:style-name="P2">/<text:span text:style-name="T3">boundary <text:s text:c="7"/>- Partikel BC</text:span></text:p>
      <text:p text:style-name="P2"/>
      <text:p text:style-name="P5">BC-State </text:p>
      <text:p text:style-name="P6"><text:s text:c="3"/>BC-Alpha</text:p>
      <text:p text:style-name="P6"><text:s text:c="4"/><text:span text:style-name="T6">Info für Analyze, usw.</text:span> </text:p>
      <text:p text:style-name="P6"/>
      <text:p text:style-name="P6"/>
      <text:p text:style-name="P33"/>
      <text:p text:style-name="P33"/>
      <text:p text:style-name="P33"><text:soft-page-break/></text:p>
      <text:p text:style-name="P33">Tool-Kette</text:p>
      <text:list xml:id="list4831550681526828536" text:style-name="L4">
        <text:list-item>
          <text:p text:style-name="P34">HOPR trunk</text:p>
        </text:list-item>
        <text:list-item>
          <text:p text:style-name="P35">RecordPoints, usw. aus Posti/trunk</text:p>
        </text:list-item>
        <text:list-item>
          <text:p text:style-name="P45">PICASSO: CFLScale down <text:span text:style-name="T23">(neue koeff fuer hoeheres p)</text:span></text:p>
        </text:list-item>
        <text:list-item>
          <text:p text:style-name="P36">neuer Posti für Teilchen</text:p>
        </text:list-item>
        <text:list-item>
          <text:p text:style-name="P41">postrec von Teilchenposti</text:p>
        </text:list-item>
        <text:list-item>
          <text:p text:style-name="P44">ParaView 4.3.1 und gerade F2P/trunk <text:span text:style-name="T22">mit hdf5-1.8.14?</text:span></text:p>
          <text:p text:style-name="P45"/>
        </text:list-item>
      </text:list>
      <text:p text:style-name="P37"/>
      <text:p text:style-name="P38">Alternative</text:p>
      <text:list xml:id="list3226943287281500423" text:style-name="L6">
        <text:list-item>
          <text:p text:style-name="P39">Neuer Posti Branch für new-format</text:p>
          <text:list>
            <text:list-item>
              <text:p text:style-name="P40">visu3D, visPart, visuDSMC, usw.</text:p>
              <text:list>
                <text:list-item>
                  <text:p text:style-name="P42">visu3D enthält dann visu3D, visuDSMC, <text:span text:style-name="T21">surfVisu (DMSC), </text:span>BGField <text:span text:style-name="T20">und visPart</text:span></text:p>
                </text:list-item>
                <text:list-item>
                  <text:p text:style-name="P43">surfVisu </text:p>
                </text:list-item>
              </text:list>
            </text:list-item>
            <text:list-item>
              <text:p text:style-name="P40">Input für ParaView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0:42:17.577583482</meta:creation-date>
    <dc:date>2015-07-22T11:07:12.400543941</dc:date>
    <meta:editing-duration>PT10H25M24S</meta:editing-duration>
    <meta:editing-cycles>74</meta:editing-cycles>
    <meta:generator>LibreOffice/4.3.7.2$Linux_X86_64 LibreOffice_project/430m0$Build-2</meta:generator>
    <meta:document-statistic meta:table-count="0" meta:image-count="0" meta:object-count="0" meta:page-count="2" meta:paragraph-count="53" meta:word-count="239" meta:character-count="1482" meta:non-whitespace-character-count="1291"/>
  </office:meta>
</office:document-meta>
</file>